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Grande" svg:font-family="'Lucida Grande', Arial,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3">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justify" style:justify-single-word="false"/>
      <style:text-properties style:text-underline-style="none" fo:font-weight="normal" style:font-weight-asian="normal" style:font-weight-complex="normal"/>
    </style:style>
    <style:style style:name="P3" style:family="paragraph" style:parent-style-name="Standard" style:list-style-name="L1">
      <style:paragraph-properties fo:text-align="justify" style:justify-single-word="false"/>
      <style:text-properties style:text-underline-style="none" fo:font-weight="normal" style:font-weight-asian="normal" style:font-weight-complex="normal"/>
    </style:style>
    <style:style style:name="P4" style:family="paragraph" style:parent-style-name="Standard" style:list-style-name="L2">
      <style:paragraph-properties fo:text-align="justify" style:justify-single-word="false"/>
      <style:text-properties style:text-underline-style="none" fo:font-weight="normal" style:font-weight-asian="normal" style:font-weight-complex="normal"/>
    </style:style>
    <style:style style:name="P5" style:family="paragraph" style:parent-style-name="Standard" style:list-style-name="L3">
      <style:paragraph-properties fo:text-align="justify" style:justify-single-word="false"/>
      <style:text-properties style:text-underline-style="none" fo:font-weight="normal" style:font-weight-asian="normal" style:font-weight-complex="normal"/>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paragraph-properties fo:text-align="justify" style:justify-single-word="false"/>
    </style:style>
    <style:style style:name="P8" style:family="paragraph" style:parent-style-name="Standard" style:list-style-name="L5">
      <style:paragraph-properties fo:text-align="justify" style:justify-single-word="false"/>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ibrary Management System Version 10.1</text:p>
      <text:p text:style-name="P6">Usage Manual</text:p>
      <text:p text:style-name="P2"/>
      <text:p text:style-name="P7"><text:span text:style-name="T1"><text:tab/>LMS 10.1 is a window based application built over the Java application connecting MySql Server 5.6. The application is mainly intended to saffice the requirements mentioned as per the project requirement to handle following Library management operations: Browsing, Check out of book, Check in of book, Setting up new borrower and Dues and Fine Management.The connectivity between Java window application and the DB is achieven trhough JDBC driver.</text:span></text:p>
      <text:p text:style-name="P7"><text:span text:style-name="T1"/></text:p>
      <text:list xml:id="list1921982418519228116" text:style-name="L5">
        <text:list-item>
          <text:p text:style-name="P8"><text:span text:style-name="T3">User Instructions for librarian:</text:span></text:p>
        </text:list-item>
      </text:list>
      <text:p text:style-name="P2"><text:tab/>Window application LMS 10.1 has 5 tabs for following functionality:</text:p>
      <text:list xml:id="list4902895696872153247" text:style-name="L1">
        <text:list-item>
          <text:p text:style-name="P3">Book Search</text:p>
        </text:list-item>
        <text:list-item>
          <text:p text:style-name="P3">Check out</text:p>
        </text:list-item>
        <text:list-item>
          <text:p text:style-name="P3">Check in</text:p>
        </text:list-item>
        <text:list-item>
          <text:p text:style-name="P3">Borrower Management</text:p>
        </text:list-item>
        <text:list-item>
          <text:p text:style-name="P3">Fine and <text:s/>Due</text:p>
        </text:list-item>
      </text:list>
      <text:list xml:id="list8483250155172909795" text:style-name="L2">
        <text:list-item>
          <text:p text:style-name="P4">Book Search tab:</text:p>
          <text:p text:style-name="P4">This tab helps to search the books in the Library system based on any combination: book_id or Title or Author name ( Where in author name can be given as Full name when there is no First name and last name like the case where the authors are publications, of Fname and/or Minit and/or Lname can be given to search the specific Authors).Inorder to select the Author name input format a radio button is provided to select the input pattern. Input fields can be either complete data or partial data(ie, partial string matching allowed to match incomplete data intered in the fields).There are two buttons on the right on the screen Search used to search the books based on the input fields and the Reset button to clear the fields entered and the table refreshed.The second half of the screen is used to display the serach results. The search display table has fileds : book_id, title, Author(s), branch_id,Copies at each Branch,Available copies at each branch. Where the details are query results of the the input given in book_id/title/Author_name fileds. Copies at each branch as the count of the number of copies of the books with that book_id available at each branch. Available copies at each branch is the number of each copies that are currently available for check out. i.e, No_of_copies -No of actively checked out books.Clear button at the end of the table is to clear the table contents.All the fileds are not mandatory for searching. Any of the mentioned combination</text:p>
        </text:list-item>
        <text:list-item>
          <text:p text:style-name="P4">Check out tab:</text:p>
          <text:p text:style-name="P4">This tab helps to checkout a book by searching for a book(s) based on either book_id or branch or any combination of book_id or combination. Then clicking Search button to display book_id, branch_id, No_of_copies at Branch and number of copies available.Then the Librarian can enter the complete details of the Book_id,branch_id and card number and click on check_out button to check out the sepcified book. The application will not allow a user to checkout more than three books from any branch with any book_id. And it will also not allow a user to check out any book if that perticular branch_id has no more copies of the book in that branch. The Reset button is to <text:s/>clear the test fileds and the display table entries. </text:p>
        </text:list-item>
        <text:list-item>
          <text:p text:style-name="P4">Check in tab:</text:p>
          <text:p text:style-name="P4">The tab is used to manage the check in of the books at any branch given the borrowers details or book_id and card number details. The window has fileds to enter either book_id or card_no or Borrowers_Fname and Last name and a button Search to get the details of the card holders book <text:soft-page-break/>check out logs. Result is displayed in the adjoining table with book_id, branch_id,card_no and the checkout date,due_date and date_in. Librarian can allow check in of single book at perticular transaction by entering the check_in details in Date_in field of the table. Librarian can check in the book either pre dated ( date prior to todays date) or post_dated (future date to today) . Once a single entry against a perticular card_holder and the book_id at a branch is made click on Check_in button to check in the book. There is a Refresh button to refresh the table contents to see the check_in date appear in the table of changes made filed. Reset button to clear the table contents and the text field entries.Date_in should be in YYYY-MM-DD format only.</text:p>
        </text:list-item>
        <text:list-item>
          <text:p text:style-name="P4">Borrower Management:</text:p>
          <text:p text:style-name="P4">This tab is used to make new entries of the Borrower in Library database. User will be allowed to give the Fname , Lname, address and Phone number details in the window. Fname,Lname,address are the mandatory fileds. Phone number is optional. If any of the data is missed an alert is given to enter the details. Any card holder is allowed to pocess only one card with given Fname,Lname and Address. If an attempt is made to create a new entry in the table with the existing Fname, Lname and Address . Once the new entry is made successful then an alert message is displayed telling the card number of the new card holder.</text:p>
        </text:list-item>
        <text:list-item>
          <text:p text:style-name="P4">Fines:</text:p>
          <text:p text:style-name="P4">This tab is used view fine details of each card holder based on nnumber of books borrowed and due date. Librarian can select one of the 3 radio buttons to filter the fine details. All radio button and Refresh will refresh the entries for all the card holder. Paid will only refresh the table for the fine paid card holders. Due will display only the fines due for payment.If there are mulitple books checked out by a card_no with different Loan_id then one of it is not checked in then the fine paid will not change to 1 if any fine is paid. If all the fines for any of the loan_ids are payed and no more dues are there then the entry will appear as paid. </text:p>
        </text:list-item>
      </text:list>
      <text:list xml:id="list5514571227793945901" text:style-name="L3">
        <text:list-item>
          <text:p text:style-name="P1">Design Decisions and justifiactions:</text:p>
          <text:p text:style-name="P5">Database schema is created as per the NEW_SCHEMA diagram <text:a xlink:type="simple" xlink:href="https://elearning.utdallas.edu/bbcswebdav/pid-441148-dt-content-rid-3422839_1/xid-3422839_1">https://elearning.utdallas.edu/bbcswebdav/pid-441148-dt-content-rid-3422839_1/xid-3422839_1</text:a> which an additional table “FINE” as per the new requirement. All the primary key and foreign key constraints are as per the mentioned schema diagram. Attached folder has the SQLschemaSetupQuaries which has all the create <text:s/>and trigger files used. All the table naming convention and the field naming conventions are the same.Book_Loans has the a trigger after insert which is used to insert new rows in Fine table based on the condition if the book is still checked out and due_date is less than the currect date then fine row is inserted with 0.25/day fine_amt. If book is checked out and due_date is greater than the currect date then fine row is inserted with 0.00 fine_amt.Else if the book is checked in then based of the due_date and check_in date difference fine amount is calculated. Similar stratergy to update the FINE table inline with the new updates(based on book_check in) is calculated.These triggers will ensure that an entry is made in the FINE table only when there is any inserts or updates on the book_loans table , as Fine.loan_id is a weak entity whose parent key is book_loans.loan_id.The tables are populated by extracting the respective filed data form the raw data provided the the e-learning website. Constraints to handle maximum limit checkout of a card holder and check out limitation from a branch are maintained at the host application level. This is to minimize the query load on the DB. However, few constraints like handling weak entity of Loan_id is defined at MySql trigger leven to provide a tight bound coupling of creating the fine table rows when there are new entries or updates to the book_loan tables. The book_loans had a primary key called loan_id which is auto increment. Each time a book is borrowed an entry is made with <text:soft-page-break/>card number,book_id branch id and date_out with current date and due_date which is 14 days from now and the NULL date_in. Once the book is checked in then the user can enter the check in date to update the book_loans. Borrower management is used to create new borrowers but with same name and address is not allowed by the host application and a new card number os created as per the current numbering standards in the host application and only query is submitted to the DB server to insert.</text:p>
        </text:list-item>
        <text:list-item>
          <text:p text:style-name="P1">Technical Dependencies</text:p>
          <text:list>
            <text:list-item>
              <text:p text:style-name="P5">NetBeans7.4</text:p>
            </text:list-item>
            <text:list-item>
              <text:p text:style-name="P5">MySql Server 5.6</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Grande" svg:font-family="'Lucida Grande', Arial,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text:tab/><text:tab/>Author:Deepti Deshpande UTD_ID:202120484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epti deshpande</meta:initial-creator>
    <meta:creation-date>2014-04-23T23:13:49.52</meta:creation-date>
    <dc:date>2014-04-24T01:14:48.70</dc:date>
    <dc:creator>deepti deshpande</dc:creator>
    <meta:editing-duration>PT1H36M58S</meta:editing-duration>
    <meta:editing-cycles>6</meta:editing-cycles>
    <meta:generator>OpenOffice/4.0.1$Win32 OpenOffice.org_project/401m5$Build-9714</meta:generator>
    <meta:document-statistic meta:table-count="0" meta:image-count="0" meta:object-count="0" meta:page-count="3" meta:paragraph-count="26" meta:word-count="1340" meta:character-count="7805"/>
  </office:meta>
</office:document-meta>
</file>